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iods" table:style-name="ta1">
        <table:shapes>
          <draw:frame draw:z-index="0" draw:style-name="gr1" draw:text-style-name="P1" svg:width="6.2988in" svg:height="3.5429in" svg:x="6.7283in" svg:y="0.95in">
            <draw:object draw:notify-on-update-of-ranges="periods.A1:periods.A1 periods.A2:periods.A16 periods.B1:periods.B1 periods.B2:periods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9472in" svg:y="5.0169in">
            <draw:object draw:notify-on-update-of-ranges="periods.A2:periods.A16 periods.D2:periods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eriod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.0286363636031" calcext:value-type="float">
            <text:p>40.0286363636031</text:p>
          </table:table-cell>
          <table:table-cell/>
          <table:table-cell table:formula="of:=[.B2]^2" office:value-type="float" office:value="1602.29172912957" calcext:value-type="float">
            <text:p>1602.29172912957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.1936666666253" calcext:value-type="float">
            <text:p>50.1936666666253</text:p>
          </table:table-cell>
          <table:table-cell/>
          <table:table-cell table:formula="of:=[.B3]^2" office:value-type="float" office:value="2519.40417344029" calcext:value-type="float">
            <text:p>2519.40417344029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.2202380951948" calcext:value-type="float">
            <text:p>53.2202380951948</text:p>
          </table:table-cell>
          <table:table-cell/>
          <table:table-cell table:formula="of:=[.B4]^2" office:value-type="float" office:value="2832.39374290922" calcext:value-type="float">
            <text:p>2832.39374290922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.043571428522" calcext:value-type="float">
            <text:p>61.043571428522</text:p>
          </table:table-cell>
          <table:table-cell/>
          <table:table-cell table:formula="of:=[.B5]^2" office:value-type="float" office:value="3726.31761274907" calcext:value-type="float">
            <text:p>3726.31761274907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.8210714285218" calcext:value-type="float">
            <text:p>60.8210714285218</text:p>
          </table:table-cell>
          <table:table-cell/>
          <table:table-cell table:formula="of:=[.B6]^2" office:value-type="float" office:value="3699.20272971335" calcext:value-type="float">
            <text:p>3699.20272971335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374358504287" calcext:value-type="float">
            <text:p>15.1374358504287</text:p>
          </table:table-cell>
          <table:table-cell/>
          <table:table-cell table:formula="of:=[.B7]^2" office:value-type="float" office:value="229.141964125844" calcext:value-type="float">
            <text:p>229.141964125844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.6602857142247" calcext:value-type="float">
            <text:p>74.6602857142247</text:p>
          </table:table-cell>
          <table:table-cell/>
          <table:table-cell table:formula="of:=[.B8]^2" office:value-type="float" office:value="5574.15826292966" calcext:value-type="float">
            <text:p>5574.15826292966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7.76771428565" calcext:value-type="float">
            <text:p>77.76771428565</text:p>
          </table:table-cell>
          <table:table-cell/>
          <table:table-cell table:formula="of:=[.B9]^2" office:value-type="float" office:value="6047.81738521449" calcext:value-type="float">
            <text:p>6047.81738521449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5.4414285713658" calcext:value-type="float">
            <text:p>75.4414285713658</text:p>
          </table:table-cell>
          <table:table-cell/>
          <table:table-cell table:formula="of:=[.B10]^2" office:value-type="float" office:value="5691.40914488849" calcext:value-type="float">
            <text:p>5691.40914488849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.799999999932" calcext:value-type="float">
            <text:p>82.799999999932</text:p>
          </table:table-cell>
          <table:table-cell/>
          <table:table-cell table:formula="of:=[.B11]^2" office:value-type="float" office:value="6855.83999998874" calcext:value-type="float">
            <text:p>6855.83999998874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.0639999999366" calcext:value-type="float">
            <text:p>77.0639999999366</text:p>
          </table:table-cell>
          <table:table-cell/>
          <table:table-cell table:formula="of:=[.B12]^2" office:value-type="float" office:value="5938.86009599023" calcext:value-type="float">
            <text:p>5938.86009599023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.348999999923" calcext:value-type="float">
            <text:p>91.348999999923</text:p>
          </table:table-cell>
          <table:table-cell/>
          <table:table-cell table:formula="of:=[.B13]^2" office:value-type="float" office:value="8344.63980098593" calcext:value-type="float">
            <text:p>8344.63980098593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4883694530243" calcext:value-type="float">
            <text:p>25.4883694530243</text:p>
          </table:table-cell>
          <table:table-cell/>
          <table:table-cell table:formula="of:=[.B14]^2" office:value-type="float" office:value="649.656977373862" calcext:value-type="float">
            <text:p>649.656977373862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.5624999999753" calcext:value-type="float">
            <text:p>29.5624999999753</text:p>
          </table:table-cell>
          <table:table-cell/>
          <table:table-cell table:formula="of:=[.B15]^2" office:value-type="float" office:value="873.94140624854" calcext:value-type="float">
            <text:p>873.94140624854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.9230909090592" calcext:value-type="float">
            <text:p>38.9230909090592</text:p>
          </table:table-cell>
          <table:table-cell/>
          <table:table-cell table:formula="of:=[.B16]^2" office:value-type="float" office:value="1515.00700591489" calcext:value-type="float">
            <text:p>1515.00700591489</text:p>
          </table:table-cell>
          <table:table-cell table:number-columns-repeated="13"/>
        </table:table-row>
        <table:table-row table:style-name="ro1">
          <table:table-cell table:number-columns-repeated="16"/>
          <table:table-cell>
            <draw:frame draw:z-index="2" draw:style-name="gr1" draw:text-style-name="P1" svg:width="6.2988in" svg:height="3.5429in" svg:x="0.0028in" svg:y="0.0004in">
              <draw:object draw:notify-on-update-of-ranges="periods.A2:periods.A16 periods.B1:periods.B1 periods.B2:periods.B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15"/>
          <table:table-cell>
            <draw:frame draw:z-index="3" draw:style-name="gr1" draw:text-style-name="P1" svg:width="6.2988in" svg:height="3.5429in" svg:x="0.0031in" svg:y="0in">
              <draw:object draw:notify-on-update-of-ranges="periods.A2:periods.A16 periods.B1:periods.B1 periods.B2:periods.B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29T13:49:06.623998385</dc:date>
    <meta:editing-duration>PT10M30S</meta:editing-duration>
    <meta:editing-cycles>1</meta:editing-cycles>
    <meta:generator>LibreOffice/25.2.3.1$Linux_X86_64 LibreOffice_project/520$Build-1</meta:generator>
    <meta:document-statistic meta:table-count="1" meta:cell-count="4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417cm" svg:y="0.316cm" chart:style-name="ch2">
          <text:p>Period vs. M/m</text:p>
        </chart:title>
        <chart:legend chart:legend-position="end" svg:x="12.381cm" svg:y="3.952cm" style:legend-expansion="high" chart:style-name="ch3"/>
        <chart:plot-area chart:style-name="ch4" svg:x="0.32cm" svg:y="1.275cm" svg:width="11.741cm" svg:height="6.564cm">
          <chart:coordinate-region svg:x="1.145cm" svg:y="1.474cm" svg:width="10.627cm" svg:height="5.718cm"/>
          <chart:axis chart:dimension="x" chart:name="primary-x" chart:style-name="ch5">
            <chart:title svg:x="5.824cm" svg:y="8.019cm" chart:style-name="ch2">
              <text:p><text:span text:style-name="T1">M/m</text:span>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iods.B2:periods.B16" chart:label-cell-address="periods.B1:periods.B1" chart:class="chart:scatter">
            <chart:domain table:cell-range-address="periods.A2:periods.A16"/>
            <chart:regression-curve chart:style-name="ch9">
              <chart:equation chart:display-equation="true" chart:display-r-square="true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iod</text:p>
                <draw:g>
                  <svg:desc>periods.B1:period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eriods.A2:periods.A16</svg:desc>
                </draw:g>
              </table:table-cell>
              <table:table-cell office:value-type="float" office:value="40.0286363636031">
                <text:p>40.0286363636031</text:p>
                <draw:g>
                  <svg:desc>periods.B2:periods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50.1936666666253">
                <text:p>50.1936666666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53.2202380951948">
                <text:p>53.2202380951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61.043571428522">
                <text:p>61.043571428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60.8210714285218">
                <text:p>60.8210714285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.1374358504287">
                <text:p>15.1374358504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4.6602857142247">
                <text:p>74.6602857142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77.76771428565">
                <text:p>77.76771428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75.4414285713658">
                <text:p>75.4414285713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82.799999999932">
                <text:p>82.799999999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77.0639999999366">
                <text:p>77.0639999999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91.348999999923">
                <text:p>91.348999999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5.4883694530243">
                <text:p>25.4883694530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29.5624999999753">
                <text:p>29.5624999999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38.9230909090592">
                <text:p>38.9230909090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1$Linux_X86_64 LibreOffice_project/52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099cm" svg:y="0.316cm" chart:style-name="ch2">
          <text:p>Period vs (M/m)^2</text:p>
        </chart:title>
        <chart:legend chart:legend-position="end" svg:x="11.846cm" svg:y="3.952cm" style:legend-expansion="high" chart:style-name="ch3"/>
        <chart:plot-area chart:style-name="ch4" svg:x="1.331cm" svg:y="1.275cm" svg:width="10.195cm" svg:height="6.564cm">
          <chart:coordinate-region svg:x="2.347cm" svg:y="1.474cm" svg:width="8.89cm" svg:height="5.718cm"/>
          <chart:axis chart:dimension="x" chart:name="primary-x" chart:style-name="ch5">
            <chart:title svg:x="5.794cm" svg:y="8.019cm" chart:style-name="ch2">
              <text:p><text:span text:style-name="T1">(M/m)^2</text:span></text:p>
            </chart:title>
          </chart:axis>
          <chart:axis chart:dimension="y" chart:name="primary-y" chart:style-name="ch6">
            <chart:title svg:x="0.451cm" svg:y="5.073cm" chart:style-name="ch7">
              <text:p><text:span text:style-name="T1">Period</text:span></text:p>
            </chart:title>
            <chart:grid chart:style-name="ch8" chart:class="major"/>
          </chart:axis>
          <chart:series chart:style-name="ch9" chart:values-cell-range-address="periods.D2:periods.D16" chart:class="chart:scatter">
            <chart:domain table:cell-range-address="periods.A2:periods.A16"/>
            <chart:regression-curve chart:style-name="ch10">
              <chart:equation chart:display-equation="true" chart:display-r-square="true"/>
            </chart:regression-curve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eriods.A2:periods.A16</svg:desc>
                </draw:g>
              </table:table-cell>
              <table:table-cell office:value-type="float" office:value="1602.29172912957">
                <text:p>1602.29172912957</text:p>
                <draw:g>
                  <svg:desc>periods.D2:periods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519.40417344029">
                <text:p>2519.40417344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2832.39374290922">
                <text:p>2832.39374290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3726.31761274907">
                <text:p>3726.31761274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3699.20272971335">
                <text:p>3699.20272971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9.141964125844">
                <text:p>229.141964125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5574.15826292966">
                <text:p>5574.15826292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6047.81738521449">
                <text:p>6047.81738521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5691.40914488849">
                <text:p>5691.40914488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6855.83999998874">
                <text:p>6855.83999998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5938.86009599023">
                <text:p>5938.86009599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8344.63980098593">
                <text:p>8344.63980098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649.656977373862">
                <text:p>649.656977373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873.94140624854">
                <text:p>873.94140624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1515.00700591489">
                <text:p>1515.007005914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1$Linux_X86_64 LibreOffice_project/52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417cm" svg:y="0.316cm" chart:style-name="ch2">
          <text:p>Period vs. M/m</text:p>
        </chart:title>
        <chart:legend chart:legend-position="end" svg:x="12.362cm" svg:y="3.952cm" style:legend-expansion="high" chart:style-name="ch3"/>
        <chart:plot-area chart:style-name="ch4" svg:x="0.32cm" svg:y="1.275cm" svg:width="11.722cm" svg:height="6.564cm">
          <chart:coordinate-region svg:x="1.145cm" svg:y="1.474cm" svg:width="10.608cm" svg:height="5.718cm"/>
          <chart:axis chart:dimension="x" chart:name="primary-x" chart:style-name="ch5">
            <chart:title svg:x="5.815cm" svg:y="8.019cm" chart:style-name="ch2">
              <text:p><text:span text:style-name="T1">M/m</text:span>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iods.B2:periods.B16" chart:label-cell-address="periods.B1:periods.B1" chart:class="chart:scatter">
            <chart:domain table:cell-range-address="periods.A2:periods.A16"/>
            <chart:regression-curve chart:style-name="ch9">
              <chart:equation chart:display-equation="true" chart:display-r-square="true" svg:x="3.785cm" svg:y="5.774cm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iod</text:p>
                <draw:g>
                  <svg:desc>periods.B1:period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eriods.A2:periods.A16</svg:desc>
                </draw:g>
              </table:table-cell>
              <table:table-cell office:value-type="float" office:value="40.0286363636031">
                <text:p>40.0286363636031</text:p>
                <draw:g>
                  <svg:desc>periods.B2:periods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50.1936666666253">
                <text:p>50.1936666666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53.2202380951948">
                <text:p>53.2202380951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61.043571428522">
                <text:p>61.043571428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60.8210714285218">
                <text:p>60.8210714285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.1374358504287">
                <text:p>15.1374358504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4.6602857142247">
                <text:p>74.6602857142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77.76771428565">
                <text:p>77.76771428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75.4414285713658">
                <text:p>75.4414285713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82.799999999932">
                <text:p>82.799999999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77.0639999999366">
                <text:p>77.0639999999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91.348999999923">
                <text:p>91.348999999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5.4883694530243">
                <text:p>25.4883694530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29.5624999999753">
                <text:p>29.5624999999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38.9230909090592">
                <text:p>38.9230909090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1$Linux_X86_64 LibreOffice_project/52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417cm" svg:y="0.316cm" chart:style-name="ch2">
          <text:p>Period vs. M/m</text:p>
        </chart:title>
        <chart:legend chart:legend-position="end" svg:x="14.251cm" svg:y="4.201cm" style:legend-expansion="high" chart:style-name="ch3"/>
        <chart:plot-area chart:style-name="ch4" svg:x="0.32cm" svg:y="1.275cm" svg:width="13.611cm" svg:height="6.564cm">
          <chart:coordinate-region svg:x="1.145cm" svg:y="1.474cm" svg:width="12.497cm" svg:height="5.718cm"/>
          <chart:axis chart:dimension="x" chart:name="primary-x" chart:style-name="ch5">
            <chart:title svg:x="6.759cm" svg:y="8.019cm" chart:style-name="ch2">
              <text:p><text:span text:style-name="T1">M/m</text:span>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iods.B2:periods.B16" chart:label-cell-address="periods.B1:periods.B1" chart:class="chart:scatter">
            <chart:domain table:cell-range-address="periods.A2:periods.A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iod</text:p>
                <draw:g>
                  <svg:desc>periods.B1:period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eriods.A2:periods.A16</svg:desc>
                </draw:g>
              </table:table-cell>
              <table:table-cell office:value-type="float" office:value="40.0286363636031">
                <text:p>40.0286363636031</text:p>
                <draw:g>
                  <svg:desc>periods.B2:periods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50.1936666666253">
                <text:p>50.1936666666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53.2202380951948">
                <text:p>53.2202380951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61.043571428522">
                <text:p>61.043571428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60.8210714285218">
                <text:p>60.8210714285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.1374358504287">
                <text:p>15.1374358504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4.6602857142247">
                <text:p>74.6602857142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77.76771428565">
                <text:p>77.76771428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75.4414285713658">
                <text:p>75.4414285713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82.799999999932">
                <text:p>82.799999999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77.0639999999366">
                <text:p>77.0639999999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91.348999999923">
                <text:p>91.348999999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5.4883694530243">
                <text:p>25.4883694530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29.5624999999753">
                <text:p>29.5624999999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38.9230909090592">
                <text:p>38.92309090905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1$Linux_X86_64 LibreOffice_project/52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